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097b" officeooo:paragraph-rsid="000e097b"/>
    </style:style>
    <style:style style:name="P2" style:family="paragraph" style:parent-style-name="Standard">
      <style:text-properties officeooo:rsid="000f200f" officeooo:paragraph-rsid="000e097b"/>
    </style:style>
    <style:style style:name="P3" style:family="paragraph" style:parent-style-name="Standard">
      <style:text-properties officeooo:rsid="0010eaf8" officeooo:paragraph-rsid="0010eaf8"/>
    </style:style>
    <style:style style:name="P4" style:family="paragraph" style:parent-style-name="Standard">
      <style:text-properties officeooo:rsid="00118e98" officeooo:paragraph-rsid="00118e98"/>
    </style:style>
    <style:style style:name="P5" style:family="paragraph" style:parent-style-name="Standard">
      <style:text-properties officeooo:rsid="001373de" officeooo:paragraph-rsid="001373de"/>
    </style:style>
    <style:style style:name="P6" style:family="paragraph" style:parent-style-name="Standard">
      <style:text-properties officeooo:rsid="001462c7" officeooo:paragraph-rsid="001462c7"/>
    </style:style>
    <style:style style:name="P7" style:family="paragraph" style:parent-style-name="Standard">
      <style:text-properties officeooo:rsid="00147b50" officeooo:paragraph-rsid="00147b50"/>
    </style:style>
    <style:style style:name="P8" style:family="paragraph" style:parent-style-name="Standard">
      <style:text-properties officeooo:rsid="0015f634" officeooo:paragraph-rsid="0015f634"/>
    </style:style>
    <style:style style:name="P9" style:family="paragraph" style:parent-style-name="Standard">
      <style:text-properties officeooo:rsid="001b566c" officeooo:paragraph-rsid="001b566c"/>
    </style:style>
    <style:style style:name="T1" style:family="text">
      <style:text-properties officeooo:rsid="000f200f"/>
    </style:style>
    <style:style style:name="T2" style:family="text">
      <style:text-properties officeooo:rsid="00118e98"/>
    </style:style>
    <style:style style:name="T3" style:family="text">
      <style:text-properties officeooo:rsid="001373de"/>
    </style:style>
    <style:style style:name="T4" style:family="text">
      <style:text-properties officeooo:rsid="0015f634"/>
    </style:style>
    <style:style style:name="T5" style:family="text">
      <style:text-properties officeooo:rsid="001ad2cb"/>
    </style:style>
    <style:style style:name="T6" style:family="text">
      <style:text-properties style:text-underline-style="solid" style:text-underline-width="auto" style:text-underline-color="font-color" officeooo:rsid="001ad2c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P : La saga du Seigneur des anneaux</text:p>
      <text:p text:style-name="P1"/>
      <text:p text:style-name="P1">Préambule :</text:p>
      <text:p text:style-name="P1">1.</text:p>
      <text:p text:style-name="P1"><text:tab/>a. Un personnage ne peut avoir plusieurs années de naissance <text:span text:style-name="T1">(DF1).</text:span></text:p>
      <text:p text:style-name="P1"><text:tab/>b. <text:span text:style-name="T1">Oui il peut en avoir plusieurs traits de caractères, aucune DF qui définis le contraire.</text:span></text:p>
      <text:p text:style-name="P1"><text:tab/><text:span text:style-name="T1">c. Oui plusieurs personnages peuvent être imberbe (DF3).</text:span></text:p>
      <text:p text:style-name="P1"><text:span text:style-name="T1">d. Il n’est pas obligé mais il pourrait (DF pour que celle ci soit fausse : nomPers,NumChap =&gt; traitCar).</text:span></text:p>
      <text:p text:style-name="P2"/>
      <text:p text:style-name="P3">Partie 1 :</text:p>
      <text:p text:style-name="P3"><text:tab/>1. Il y a perte d’information. <text:span text:style-name="T2">Par exemple, si un chapitre possède un seul personnage et que celui ci est supprimé alors le chapitre sera perdu. Ce problème peut revenir pour d’autre attributs.</text:span></text:p>
      <text:p text:style-name="P4">Aussi il y a risque que les différentes contraintes bloque les updates. Il y a un risque d’insérer un n-uplet existant car l’insertion est aléatoire.</text:p>
      <text:p text:style-name="P4"><text:tab/>2. <text:span text:style-name="T3">La DF4 n’est pas élémentaire car nomPers determine anNaiss donc ce n’est pas nécessaire d’avoir la DF4.</text:span></text:p>
      <text:p text:style-name="P6">DF5 est n’est pas élémentaire car on peut obtenir tailleMoy seulement avec nomPers.</text:p>
      <text:p text:style-name="P5">DF8 n’est pas élémentaire car on peut obtenir imberbe seulement avec nomType : DF3.</text:p>
      <text:p text:style-name="P6"><text:tab/>3. <text:span text:style-name="T3">DF7 est </text:span>redondante<text:span text:style-name="T3"> car on peut l’obtenir par transitivité de la DF9 et DF3.</text:span></text:p>
      <text:p text:style-name="P7"><text:tab/>4. [INSERER PHOTO GRAPHE]</text:p>
      <text:p text:style-name="P6"><text:span text:style-name="T4"><text:tab/>5. La clé de relation Personnage est (nomPers, numchap, numLivre, traitCar) car ces attributs déterminent tous les autres et ne sont déterminés par aucun attribut.</text:span></text:p>
      <text:p text:style-name="P8">Ces attributs sont les attributs minimums pour déterminer tous les autres.</text:p>
      <text:p text:style-name="P6"><text:tab/><text:span text:style-name="T4">6. On constate que tous ses attributs ont une valeur atomique par conséquent elle est 1FN. Elle n’est pas 2FN car il existe des attributs non clef dépendant d’une partie d’une clef. Ex : nomType est déterminé seulement par nomPers. Elle n’est pas 3FN car elle n’est pas 2FN.</text:span></text:p>
      <text:p text:style-name="P6"><text:span text:style-name="T5"><text:tab/>7. Type(</text:span><text:span text:style-name="T6">nomType</text:span><text:span text:style-name="T5">, tailleMoy, imberbe)</text:span></text:p>
      <text:p text:style-name="P6"><text:s text:c="4"/><text:span text:style-name="T5">Personne(</text:span><text:span text:style-name="T6">nomPers</text:span><text:span text:style-name="T5">, anNaiss, nomType)</text:span></text:p>
      <text:p text:style-name="P6"><text:s text:c="4"/><text:span text:style-name="T5">Livre(</text:span><text:span text:style-name="T6">numchap, numLivre,</text:span><text:span text:style-name="T5"> titre)</text:span></text:p>
      <text:p text:style-name="P6"><text:s text:c="4"/><text:span text:style-name="T5">Caractère(</text:span><text:span text:style-name="T6">traitCar, numChap, numLivre, nomPers,</text:span><text:span text:style-name="T5"> coeffCar)</text:span></text:p>
      <text:p text:style-name="P6"/>
      <text:p text:style-name="P9">Partie 2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3T07:51:59.526457730</meta:creation-date>
    <meta:generator>LibreOffice/6.1.5.2$Linux_X86_64 LibreOffice_project/10$Build-2</meta:generator>
    <dc:date>2019-12-13T09:12:52.146901140</dc:date>
    <meta:editing-duration>PT28M38S</meta:editing-duration>
    <meta:editing-cycles>9</meta:editing-cycles>
    <meta:document-statistic meta:table-count="0" meta:image-count="0" meta:object-count="0" meta:page-count="1" meta:paragraph-count="23" meta:word-count="293" meta:character-count="1797" meta:non-whitespace-character-count="1505"/>
  </office:meta>
</office:document-meta>
</file>